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officeooo:rsid="001c2373" officeooo:paragraph-rsid="001c2373"/>
    </style:style>
    <style:style style:name="P2" style:family="paragraph" style:parent-style-name="Standard">
      <style:paragraph-properties fo:line-height="200%" fo:text-align="center" style:justify-single-word="false"/>
      <style:text-properties officeooo:rsid="001c2373" officeooo:paragraph-rsid="001c2373"/>
    </style:style>
    <style:style style:name="P3" style:family="paragraph" style:parent-style-name="Standard">
      <style:paragraph-properties fo:line-height="200%" fo:text-align="start" style:justify-single-word="false"/>
      <style:text-properties officeooo:rsid="001c2373" officeooo:paragraph-rsid="0040902f"/>
    </style:style>
    <style:style style:name="P4" style:family="paragraph" style:parent-style-name="Standard">
      <style:paragraph-properties fo:line-height="200%" fo:text-align="center" style:justify-single-word="false"/>
      <style:text-properties officeooo:rsid="00311a39" officeooo:paragraph-rsid="00311a39"/>
    </style:style>
    <style:style style:name="T1" style:family="text">
      <style:text-properties officeooo:rsid="001da8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sandr Yardas</text:p>
      <text:p text:style-name="P1">SPN 217</text:p>
      <text:p text:style-name="P1">Yvette Aparicio</text:p>
      <text:p text:style-name="P4">Adiós, amigo</text:p>
      <text:p text:style-name="P2"/>
      <text:p text:style-name="P3"><text:tab/><text:span text:style-name="T1">Llegué al edificio, me sequé las lágrimas con un clínex, subí las escaleras, toqué el timbre del departamento cuatro. Nada. Le toqué otra vez. Pasó un minuto. Oí pasos detrás de la puerto. Pasó otro minuto. Luego, se entreabrió la puerta despacio, por la raja entre el marco de metal y la puerta de madera me miró un ojo angustioso. ¿Mariana? La puerta se abrió, reveló la mejilla tan sin afeitar, casi no reconocí como la cara de Jim. No, aquí ya no vive ninguna Mariana. Por favor, déjate. Jim, por favor dígame, ¿que pasó? Ya te dije, no está aquí. Él trató de cerrar la puerta pero la agarré y luchaba para guardar la raja. La manija se rompió y Jim se cayó. Entré el cuarto rápidamente y cerré la puerta. Jim se acostaba por la espalda, no se movía. Me hinqué a su lado. Jim, por favor, ¿qué pasó? No digo nada. Tomé noticia que su barba estaba húmedo, ni con el sudor sino mas bien con las lágrimas. Jim, todavía a su espalda, miraba al techo: no podía pararte, no podía pararlos. Y soy demasiado débil para proteger yo mismo. Pero la culpa es tuya, Carlos. En un movimiento fluido, se me rodó lejos, agarró un revólver de la cinturilla y me apuntó. Me levanté las manos. Jim por favor, solo quiero saber de lo que pasó a Mariana. Eso es la pena Carlos. Solo te importa lo que quieres, nada la consecuencia de sus acciones. Buen, voy a decirte, si solo mirarte sufrir. Siéntate. Te obedecí, sentí en la pisa. Carlos, no sé adónde está Mariana. Alguien en la bola de ladrones del Señor le dirigió la palabra de su aventura con Mariana. Le dio rabia, creía que le mostrara que ella se había puesto menos sumisa, que ella le tomara el pelo, que ella le resistiera. No era primer tiempo que ella se atreviera comportarse mal contra él. Para desenredar la situación, el Señor con sus matones vine aquí. Él la regaño, decretó que ella le daba asco. Me amenazó pegarse un tiro si ella no parará tenderle trampas a él. Se estremecieron la voz y las manos, podía oír las balas repiqueteaba en las recámaras y en su voz la infamia que su mendicidad le </text:span><text:soft-page-break/><text:span text:style-name="T1">trajo. ¿Y qué pasó? Inmediatamente me arrepintió decirlo. Jim me alzó la vista. La secuestran. No sé de cuál pecado me ha traído tanto sufrimiento. ¿Carlos, por qué aceptaste la besa? ¡¿Por qué no la paraste?! Jim me apretó el cañón del revólver contra mi frente. Jim, ¡espera! ¡Piensa en lo que hacer! ¡No Carlos! ¡El pecado era el tuyo! ¡Tienes la culpa de todo que ha pasado! Soñó el clic del gatillo. Agarré la mano de Jim y la empujé a la derecha. Trató de agarrar el revólver por el cañón para tomárselo pero él no lo soltó. Luché consigo, me lo di cabezazos, me traté de acercar el revólver cerca. luego ¡pum! Me sobresalté a causa del tiro y del cañón ardiente. Me se cayó el revólver al mismo tiempo de Jim. Me sintieron mojado las manos. Sangre, ni la mío pero la de Jim. Sus ojos se vaciaron, comenzó de estremecerse. No lo pude creer. Nuestro bobo pleito hubo terminado como esto. Jim me dirigió la palabra. Ni modo, terminará finalmente. Carlos, dígalos que me pegué un tiro. Había hecho demasiado sufrimiento. ¿Quisiera andarme un favor? ¡No, necesito consigo ayuda! Carlos, no sé adónde la tomaron. Eres listo, puedes encontrarla. ¡No entiendo! Sonrió. Adiós ami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3:24:36.644223000</meta:creation-date>
    <dc:date>2017-12-08T09:24:57.669554000</dc:date>
    <meta:editing-duration>PT2H42M4S</meta:editing-duration>
    <meta:editing-cycles>28</meta:editing-cycles>
    <meta:generator>LibreOffice/5.2.5.1$MacOSX_X86_64 LibreOffice_project/0312e1a284a7d50ca85a365c316c7abbf20a4d22</meta:generator>
    <meta:print-date>2017-12-04T12:48:07.665900000</meta:print-date>
    <meta:document-statistic meta:table-count="0" meta:image-count="0" meta:object-count="0" meta:page-count="2" meta:paragraph-count="5" meta:word-count="597" meta:character-count="3279" meta:non-whitespace-character-count="2686"/>
  </office:meta>
</office:document-meta>
</file>